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7cc9a" officeooo:paragraph-rsid="0017cc9a"/>
    </style:style>
    <style:style style:name="P2" style:family="paragraph" style:parent-style-name="Standard" style:list-style-name="L1">
      <style:text-properties fo:font-size="14pt" officeooo:rsid="0017cc9a" officeooo:paragraph-rsid="0017cc9a"/>
    </style:style>
    <style:style style:name="P3" style:family="paragraph" style:parent-style-name="Standard" style:list-style-name="L1">
      <style:text-properties fo:font-size="14pt" officeooo:rsid="0017cc9a" officeooo:paragraph-rsid="00183c4e"/>
    </style:style>
    <style:style style:name="P4" style:family="paragraph" style:parent-style-name="Standard" style:list-style-name="L1">
      <style:text-properties fo:font-size="14pt" officeooo:rsid="00183c4e" officeooo:paragraph-rsid="00183c4e"/>
    </style:style>
    <style:style style:name="P5" style:family="paragraph" style:parent-style-name="Standard">
      <style:text-properties fo:font-size="14pt" officeooo:rsid="00183c4e" officeooo:paragraph-rsid="00183c4e"/>
    </style:style>
    <style:style style:name="P6" style:family="paragraph" style:parent-style-name="Standard" style:list-style-name="L2">
      <style:text-properties fo:font-size="14pt" officeooo:rsid="00183c4e" officeooo:paragraph-rsid="00183c4e"/>
    </style:style>
    <style:style style:name="P7" style:family="paragraph" style:parent-style-name="Standard" style:list-style-name="L1">
      <style:text-properties fo:font-size="14pt" officeooo:rsid="001983da" officeooo:paragraph-rsid="001983da"/>
    </style:style>
    <style:style style:name="P8" style:family="paragraph" style:parent-style-name="Standard" style:list-style-name="L2">
      <style:text-properties fo:font-size="14pt" officeooo:rsid="001983da" officeooo:paragraph-rsid="001983da"/>
    </style:style>
    <style:style style:name="P9" style:family="paragraph" style:parent-style-name="Standard" style:list-style-name="L3">
      <style:text-properties officeooo:rsid="001983da" officeooo:paragraph-rsid="001983da"/>
    </style:style>
    <style:style style:name="T1" style:family="text">
      <style:text-properties officeooo:rsid="00183c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per Assignment 1 Rough Draft</text:p>
      <text:p text:style-name="P1"/>
      <text:list xml:id="list3317024841" text:style-name="L3">
        <text:list-item>
          <text:p text:style-name="P9">3D</text:p>
          <text:list>
            <text:list-item>
              <text:p text:style-name="P9">there isn’t really a 3D scene in either</text:p>
            </text:list-item>
            <text:list-item>
              <text:p text:style-name="P9">we do have a sense of perspective and the entities don’t appear flat, but there isn’t any significant depth in the painting</text:p>
            </text:list-item>
          </text:list>
        </text:list-item>
      </text:list>
      <text:p text:style-name="P1">Weyden:</text:p>
      <text:list xml:id="list2327094058" text:style-name="L1">
        <text:list-item>
          <text:p text:style-name="P4">Emotion</text:p>
          <text:list>
            <text:list-item>
              <text:p text:style-name="P3"><text:span text:style-name="T1">see the compassion of the virgin</text:span></text:p>
              <text:list>
                <text:list-item>
                  <text:p text:style-name="P3"><text:span text:style-name="T1">she</text:span> is looking at her child with a wandering mind</text:p>
                </text:list-item>
                <text:list-item>
                  <text:p text:style-name="P4">holding him close</text:p>
                </text:list-item>
                <text:list-item>
                  <text:p text:style-name="P4">can obviously ‘feel’ the love between them</text:p>
                </text:list-item>
              </text:list>
            </text:list-item>
            <text:list-item>
              <text:p text:style-name="P4">Seems to be a depiction of an emotional scene</text:p>
              <text:list>
                <text:list-item>
                  <text:p text:style-name="P4">almost like we’re observers watching a scene between mother and child</text:p>
                </text:list-item>
                <text:list-item>
                  <text:p text:style-name="P4">they aren’t posed for us per say, rather as they would be and we atch</text:p>
                </text:list-item>
              </text:list>
            </text:list-item>
            <text:list-item>
              <text:p text:style-name="P7">Looking off to the side</text:p>
              <text:list>
                <text:list-item>
                  <text:p text:style-name="P7">this is something definitely influenced by classical greek and roman</text:p>
                </text:list-item>
                <text:list-item>
                  <text:p text:style-name="P7">in greek and roman paintings we often see individuals looking off to the side full of emotion</text:p>
                </text:list-item>
                <text:list-item>
                  <text:p text:style-name="P7">furthermore side portriats were very common, even though the virgin is looking to the side in Romano’s as well</text:p>
                </text:list-item>
              </text:list>
            </text:list-item>
          </text:list>
        </text:list-item>
        <text:list-item>
          <text:p text:style-name="P2">hyper realism</text:p>
          <text:list>
            <text:list-item>
              <text:p text:style-name="P2">the jewels in her tiara thing seem to sparkle</text:p>
            </text:list-item>
            <text:list-item>
              <text:p text:style-name="P2">Wrinkles in the baby’s dress</text:p>
            </text:list-item>
            <text:list-item>
              <text:p text:style-name="P2">intricacy of her hood</text:p>
            </text:list-item>
            <text:list-item>
              <text:p text:style-name="P4">can see where her hair comes out from her scalp</text:p>
            </text:list-item>
            <text:list-item>
              <text:p text:style-name="P7">wrinkles in her neck</text:p>
            </text:list-item>
          </text:list>
        </text:list-item>
        <text:list-item>
          <text:p text:style-name="P2">Comparison with Descent from the Cross</text:p>
          <text:list>
            <text:list-item>
              <text:p text:style-name="P2">in descent the virgin and child’s hands are held close, in the virgin and child painting their faces and lips are very close</text:p>
            </text:list-item>
          </text:list>
        </text:list-item>
        <text:list-item>
          <text:p text:style-name="P4">Interesting lack of doves</text:p>
        </text:list-item>
        <text:list-item>
          <text:p text:style-name="P7">Oil</text:p>
          <text:list>
            <text:list-item>
              <text:p text:style-name="P7">more intense and beautiful colors</text:p>
            </text:list-item>
            <text:list-item>
              <text:p text:style-name="P7">also allows for more detail</text:p>
            </text:list-item>
          </text:list>
        </text:list-item>
      </text:list>
      <text:p text:style-name="P5">Romano</text:p>
      <text:list xml:id="list3973411339" text:style-name="L2">
        <text:list-item>
          <text:p text:style-name="P6">Virgin and child are looking at the audience</text:p>
        </text:list-item>
        <text:list-item>
          <text:p text:style-name="P6">Emotion</text:p>
          <text:list>
            <text:list-item>
              <text:p text:style-name="P6">there doesn’t seem to be much emotional depiction in this piece</text:p>
              <text:list>
                <text:list-item>
                  <text:p text:style-name="P6">the virgin and child are presented in a scene for us, facing us</text:p>
                </text:list-item>
                <text:list-item>
                  <text:p text:style-name="P6">more of a theatrical show than a scene</text:p>
                </text:list-item>
              </text:list>
            </text:list-item>
          </text:list>
        </text:list-item>
        <text:list-item>
          <text:p text:style-name="P8">Shadow</text:p>
          <text:list>
            <text:list-item>
              <text:p text:style-name="P8"><text:soft-page-break/>we see baby jesus’s shadow</text:p>
            </text:list-item>
          </text:list>
        </text:list-item>
        <text:list-item>
          <text:p text:style-name="P6">We see multiple doves for the child</text:p>
        </text:list-item>
        <text:list-item>
          <text:p text:style-name="P8">Tempr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6:12:17.004564440</meta:creation-date>
    <dc:date>2018-10-08T16:41:28.054272130</dc:date>
    <meta:editing-duration>PT8M49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2" meta:paragraph-count="39" meta:word-count="320" meta:character-count="1579" meta:non-whitespace-character-count="1334"/>
  </office:meta>
</office:document-meta>
</file>